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7c09c" officeooo:paragraph-rsid="0017c09c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T1" style:family="text">
      <style:text-properties loext:padding="0.0193in" loext:border="0.06pt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Week 1: JavaScript Syntax and Fundamentals</text:span></text:p>
      <text:p text:style-name="Text_20_body"><text:span text:style-name="Strong_20_Emphasis">Day 1-2: Introduction to JavaScript</text:span></text:p>
      <text:list xml:id="list2497163716" text:style-name="L1">
        <text:list-item>
          <text:p text:style-name="P2">Learn what JavaScript is and its role in web development.</text:p>
        </text:list-item>
        <text:list-item>
          <text:p text:style-name="P2">Understand how to include JavaScript in HTML documents.</text:p>
        </text:list-item>
        <text:list-item>
          <text:p text:style-name="P2">Practice writing your first "Hello, World!" script.</text:p>
        </text:list-item>
      </text:list>
      <text:p text:style-name="Text_20_body"><text:span text:style-name="Strong_20_Emphasis">Day 3-4: Variables and Data Types</text:span></text:p>
      <text:list xml:id="list1853801465" text:style-name="L2">
        <text:list-item>
          <text:p text:style-name="P3">Learn about variables and how to declare them using <text:span text:style-name="Source_20_Text"><text:span text:style-name="T1">var</text:span></text:span>, <text:span text:style-name="Source_20_Text"><text:span text:style-name="T1">let</text:span></text:span>, and <text:span text:style-name="Source_20_Text"><text:span text:style-name="T1">const</text:span></text:span>.</text:p>
        </text:list-item>
        <text:list-item>
          <text:p text:style-name="P3">Explore different data types such as numbers, strings, booleans, and objects.</text:p>
        </text:list-item>
        <text:list-item>
          <text:p text:style-name="P3">Practice variable assignments and basic data manipulation.</text:p>
        </text:list-item>
      </text:list>
      <text:p text:style-name="Text_20_body"><text:span text:style-name="Strong_20_Emphasis">Day 5-6: Operators and Expressions</text:span></text:p>
      <text:list xml:id="list1242084137" text:style-name="L3">
        <text:list-item>
          <text:p text:style-name="P4">Study JavaScript operators like arithmetic, comparison, and logical operators.</text:p>
        </text:list-item>
        <text:list-item>
          <text:p text:style-name="P4">Learn about expressions and how to use them in assignments and conditions.</text:p>
        </text:list-item>
        <text:list-item>
          <text:p text:style-name="P4">Practice writing simple mathematical calculations and conditional statements.</text:p>
        </text:list-item>
      </text:list>
      <text:p text:style-name="Text_20_body"><text:span text:style-name="Strong_20_Emphasis">Day 7-8: Control Flow and Loops</text:span></text:p>
      <text:list xml:id="list2253437988" text:style-name="L4">
        <text:list-item>
          <text:p text:style-name="P5">Understand control flow structures such as if statements, switch statements, and loops (for, while, do...while).</text:p>
        </text:list-item>
        <text:list-item>
          <text:p text:style-name="P5">Learn how to make decisions and repeat actions in your code.</text:p>
        </text:list-item>
        <text:list-item>
          <text:p text:style-name="P5">Write simple programs that utilize conditional statements and loops.</text:p>
        </text:list-item>
      </text:list>
      <text:p text:style-name="Text_20_body"><text:span text:style-name="Strong_20_Emphasis">Week 2: Functions and Event Handling</text:span></text:p>
      <text:p text:style-name="Text_20_body"><text:span text:style-name="Strong_20_Emphasis">Day 9-10: Functions</text:span></text:p>
      <text:list xml:id="list4217307750" text:style-name="L5">
        <text:list-item>
          <text:p text:style-name="P6">Dive into functions, how to declare them, and pass arguments.</text:p>
        </text:list-item>
        <text:list-item>
          <text:p text:style-name="P6">Explore the concept of scope and how it affects variable visibility.</text:p>
        </text:list-item>
        <text:list-item>
          <text:p text:style-name="P6">Practice creating and calling functions for various tasks.</text:p>
        </text:list-item>
      </text:list>
      <text:p text:style-name="Text_20_body"><text:span text:style-name="Strong_20_Emphasis">Day 11-12: Objects and Arrays</text:span></text:p>
      <text:list xml:id="list3684654744" text:style-name="L6">
        <text:list-item>
          <text:p text:style-name="P7">Learn about JavaScript objects and their properties and methods.</text:p>
        </text:list-item>
        <text:list-item>
          <text:p text:style-name="P7">Understand arrays and their common methods like push, pop, shift, and unshift.</text:p>
        </text:list-item>
        <text:list-item>
          <text:p text:style-name="P7">Practice working with objects and arrays to store and manipulate data.</text:p>
        </text:list-item>
      </text:list>
      <text:p text:style-name="Text_20_body"><text:span text:style-name="Strong_20_Emphasis">Day 13-14: Event Handling</text:span></text:p>
      <text:list xml:id="list3304458541" text:style-name="L7">
        <text:list-item>
          <text:p text:style-name="P8">Introduce event-driven programming.</text:p>
        </text:list-item>
        <text:list-item>
          <text:p text:style-name="P8">Explore how to add event listeners to HTML elements.</text:p>
        </text:list-item>
        <text:list-item>
          <text:p text:style-name="P8">Practice handling common events like click, mouseover, and input change.</text:p>
        </text:list-item>
        <text:list-item>
          <text:p text:style-name="P8">Create interactive web pages using JavaScript event handling.</text:p>
        </text:list-item>
      </text:list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8T14:53:20.727585288</meta:creation-date>
    <dc:date>2023-09-11T10:10:36.727248887</dc:date>
    <meta:editing-duration>PT3H33M2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279" meta:character-count="1764" meta:non-whitespace-character-count="1538"/>
  </office:meta>
</office:document-meta>
</file>